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ourciferou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torytelling via Source Cod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I'm Suzanne Reed, and I am a Red Hat intern.</text:p>
                <text:p/>
                <text:p>I am also a part of the RIT Lab for Technological Literacy, or the FOSSBOX.</text:p>
                <text:p/>
                <text:p>I'm in my third year at RIT for Computer Engineering.</text:p>
                <text:p/>
                <text:p>Check me out on GitHub: http://github.com/zanarama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n't Tell, Show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Gource is a version control visualization tool.</text:p>
                <text:p/>
                <text:p>It turns the revision history log into an animated tree.</text:p>
                <text:p/>
                <text:p>Directories are branches, and files are leaves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riting the Stor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Gource can use custom logs to affect how a story is told.</text:p>
                <text:p/>
                <text:p>log_generator.py is a tool to create custom logs.</text:p>
                <text:p>It has a lot of options:</text:p>
                <text:list>
                  <text:list-item>
                    <text:p>Multi-Gource</text:p>
                  </text:list-item>
                  <text:list-item>
                    <text:p>Colorizing</text:p>
                  </text:list-item>
                  <text:list-item>
                    <text:p>User Highlighting</text:p>
                  </text:list-item>
                  <text:list-item>
                    <text:p>Branches by Year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Plot Thicke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Settings can be controlled either command-line or in a config file.</text:p>
                <text:p/>
                <text:p>The overall message of a Gource story is told in the settings, timing, and characters. A lot of trial and error can be needed to get them just right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haracter Developm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Custom avatars are a way to highlight individuals and groups. avatar_gen.py is a helpful tool to quickly create the avatar files.</text:p>
                <text:p/>
                <text:p>It takes a file that contains email domains and an image path to use as an avatar.</text:p>
                <text:list>
                  <text:list-item>
                    <text:list>
                      <text:list-header>
                        <text:p>redhat.com|shadowman.png</text:p>
                        <text:p>fedoraproject.org|fedora_logo.png</text:p>
                      </text:list-header>
                    </text:list>
                  </text:list-item>
                </text:list>
                <text:p>Or Gravatars can be used for avatars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ublis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To Record a Gource visualization a ppm stream is outputted and piped into ffmpeg.</text:p>
                <text:p/>
                <text:p>% gource –load-config /path/to/gource.conf -1920x1080 {LOGFILE} –output-ppm-stream -| ffmpeg -y -b 3000K -r 60 -f image2pipe -vcodec ppm -i - -vcodec libx264 {OUTPUTFILE}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 Trib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This is a visualization highlights the contributions in YUM by Seth Vidal. It uses many of the techniques discussed.</text:p>
                <text:p/>
                <text:p>Check it out on YouTube:</text:p>
                <text:list>
                  <text:list-item>
                    <text:list>
                      <text:list-header>
                        <text:p>http://youtu.be/OARZB0jGziQ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cknowledg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Gource – <text:a xlink:href="https://github.com/acaudwell/Gource" xlink:type="simple">https://github.com/acaudwell/Gource</text:a></text:p>
                <text:list>
                  <text:list-header>
                    <text:p>Andrew Caudwell</text:p>
                  </text:list-header>
                </text:list>
                <text:p>Multi-Gource</text:p>
                <text:list>
                  <text:list-header>
                    <text:p>Christopher Clark</text:p>
                  </text:list-header>
                </text:list>
                <text:p>Red Hat Mentors and Fellow FossBoxers</text:p>
                <text:list>
                  <text:list-header>
                    <text:p>Remy Decausemaker</text:p>
                    <text:p>Nathaniel Case</text:p>
                    <text:p>Ralph Bean</text:p>
                    <text:p>Luke Macken</text:p>
                    <text:p>David Gay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WenQuanYi Zen Hei Sharp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zanne Reed</meta:initial-creator>
    <meta:creation-date>2013-08-02T09:05:41.776724304</meta:creation-date>
    <dc:date>2013-08-02T09:27:56.487030407</dc:date>
    <dc:creator>Suzanne Reed</dc:creator>
    <meta:editing-duration>PT7M3S</meta:editing-duration>
    <meta:editing-cycles>1</meta:editing-cycles>
    <meta:document-statistic meta:object-count="57"/>
    <meta:generator>LibreOffice/4.1.0.0.beta2$Linux_X86_64 LibreOffice_project/410$Build-0</meta:generator>
  </office:meta>
</office:document-meta>
</file>